
<file path=META-INF/manifest.xml><?xml version="1.0" encoding="utf-8"?>
<manifest:manifest xmlns:table="urn:oasis:names:tc:opendocument:xmlns:ta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ext="urn:oasis:names:tc:opendocument:xmlns:text:1.0" xmlns:table="urn:oasis:names:tc:opendocument:xmlns:table:1.0" xmlns:office="urn:oasis:names:tc:opendocument:xmlns:office:1.0" xmlns:manifest="urn:oasis:names:tc:opendocument:xmlns:manifest:1.0" xmlns:meta="urn:oasis:names:tc:opendocument:xmlns:meta:1.0" office:version="1.1">
  <office:automatic-styles/>
  <office:body>
    <office:text>
      <text:h text:outline-level="1">1 Command line interface</text:h>
      <table:table>
        <table:table-column table:number-columns-repeated="2"/>
        <table:table-row>
          <table:table-cell office:value-type="string">
            <text:p>Status</text:p>
          </table:table-cell>
          <table:table-cell office:value-type="string">
            <text:p>Approved</text:p>
          </table:table-cell>
        </table:table-row>
        <table:table-row>
          <table:table-cell office:value-type="string">
            <text:p>Description</text:p>
          </table:table-cell>
          <table:table-cell office:value-type="string">
            <text:p>Must provide command line tool for working with the requirements repository.</text:p>
          </table:table-cell>
        </table:table-row>
        <table:table-row>
          <table:table-cell office:value-type="string">
            <text:p>Rationale</text:p>
          </table:table-cell>
          <table:table-cell office:value-type="string">
            <text:p>Command line rules!</text:p>
          </table:table-cell>
        </table:table-row>
        <table:table-row>
          <table:table-cell office:value-type="string">
            <text:p>Dependency to</text:p>
          </table:table-cell>
          <table:table-cell office:value-type="string">
            <text:list>
              <text:list-item>
                <text:p>1.1 Check requirements</text:p>
              </text:list-item>
              <text:list-item>
                <text:p>1.2 Create snapshots of requirements</text:p>
              </text:list-item>
              <text:list-item>
                <text:p>1.3 Generate reports</text:p>
              </text:list-item>
              <text:list-item>
                <text:p>1.4 List snapshots</text:p>
              </text:list-item>
              <text:list-item>
                <text:p>1.5 Start new requirements project</text:p>
              </text:list-item>
              <text:list-item>
                <text:p>1.6 Create new requirement using template</text:p>
              </text:list-item>
              <text:list-item>
                <text:p>1.7 Create new package using template</text:p>
              </text:list-item>
              <text:list-item>
                <text:p>1.8 Search repository</text:p>
              </text:list-item>
              <text:list-item>
                <text:p>1.9 Run from within repository directory</text:p>
              </text:list-item>
            </text:list>
          </table:table-cell>
        </table:table-row>
        <table:table-row>
          <table:table-cell office:value-type="string">
            <text:p>Dependency from</text:p>
          </table:table-cell>
          <table:table-cell office:value-type="string">
            <text:list>
              <text:list-item>
                <text:p>Root</text:p>
              </text:list-item>
            </text:list>
          </table:table-cell>
        </table:table-row>
        <table:table-row>
          <table:table-cell office:value-type="string">
            <text:p>Use case</text:p>
          </table:table-cell>
          <table:table-cell office:value-type="string">
            <text:list>
              <text:list-item>
                <text:p>use-case/UC-1 Overview.dia</text:p>
              </text:list-item>
              <text:list-item>
                <text:p>use-case/UC-1-1 Maintain requirements.dia</text:p>
              </text:list-item>
            </text:list>
          </table:table-cell>
        </table:table-row>
        <table:table-row>
          <table:table-cell office:value-type="string">
            <text:p>Design</text:p>
          </table:table-cell>
          <table:table-cell office:value-type="string">
            <text:list>
              <text:list-item>
                <text:p>design/reqy - command line interface.odt</text:p>
              </text:list-item>
            </text:list>
          </table:table-cell>
        </table:table-row>
      </table:table>
      <text:h text:outline-level="2">1.1 Check requirements</text:h>
      <table:table>
        <table:table-column table:number-columns-repeated="2"/>
        <table:table-row>
          <table:table-cell office:value-type="string">
            <text:p>Status</text:p>
          </table:table-cell>
          <table:table-cell office:value-type="string">
            <text:p>Approved</text:p>
          </table:table-cell>
        </table:table-row>
        <table:table-row>
          <table:table-cell office:value-type="string">
            <text:p>Description</text:p>
          </table:table-cell>
          <table:table-cell office:value-type="string">
            <text:p>Must be able to run check of requirements from command line and show any warnings or errors.</text:p>
          </table:table-cell>
        </table:table-row>
        <table:table-row>
          <table:table-cell office:value-type="string">
            <text:p>Rationale</text:p>
          </table:table-cell>
          <table:table-cell office:value-type="string">
            <text:p>Need to ensure requirements are sound.</text:p>
          </table:table-cell>
        </table:table-row>
        <table:table-row>
          <table:table-cell office:value-type="string">
            <text:p>Dependency from</text:p>
          </table:table-cell>
          <table:table-cell office:value-type="string">
            <text:list>
              <text:list-item>
                <text:p>1 Command line interface</text:p>
              </text:list-item>
            </text:list>
          </table:table-cell>
        </table:table-row>
      </table:table>
      <text:h text:outline-level="2">1.2 Create snapshots of requirements</text:h>
      <table:table>
        <table:table-column table:number-columns-repeated="2"/>
        <table:table-row>
          <table:table-cell office:value-type="string">
            <text:p>Status</text:p>
          </table:table-cell>
          <table:table-cell office:value-type="string">
            <text:p>Rejected - Version control not part of project, it is better handled by a specialized tool</text:p>
          </table:table-cell>
        </table:table-row>
        <table:table-row>
          <table:table-cell office:value-type="string">
            <text:p>Description</text:p>
          </table:table-cell>
          <table:table-cell office:value-type="string">
            <text:p>Provide full version control of repository</text:p>
          </table:table-cell>
        </table:table-row>
        <table:table-row>
          <table:table-cell office:value-type="string">
            <text:p>Rationale</text:p>
          </table:table-cell>
          <table:table-cell office:value-type="string">
            <text:p>Anything less would be irresponsible</text:p>
          </table:table-cell>
        </table:table-row>
        <table:table-row>
          <table:table-cell office:value-type="string">
            <text:p>Rejected</text:p>
          </table:table-cell>
          <table:table-cell office:value-type="string">
            <text:p>By Oliver Fields</text:p>
          </table:table-cell>
        </table:table-row>
        <table:table-row>
          <table:table-cell office:value-type="string">
            <text:p>Dependency from</text:p>
          </table:table-cell>
          <table:table-cell office:value-type="string">
            <text:list>
              <text:list-item>
                <text:p>1 Command line interface</text:p>
              </text:list-item>
            </text:list>
          </table:table-cell>
        </table:table-row>
      </table:table>
      <text:h text:outline-level="2">1.3 Generate reports</text:h>
      <table:table>
        <table:table-column table:number-columns-repeated="2"/>
        <table:table-row>
          <table:table-cell office:value-type="string">
            <text:p>Status</text:p>
          </table:table-cell>
          <table:table-cell office:value-type="string">
            <text:p>Elaboration</text:p>
          </table:table-cell>
        </table:table-row>
        <table:table-row>
          <table:table-cell office:value-type="string">
            <text:p>Description</text:p>
          </table:table-cell>
          <table:table-cell office:value-type="string">
            <text:p>Must be able to genereate reports/artifacts from command line.</text:p>
          </table:table-cell>
        </table:table-row>
        <table:table-row>
          <table:table-cell office:value-type="string">
            <text:p>Rationale</text:p>
          </table:table-cell>
          <table:table-cell office:value-type="string">
            <text:p>Reports are needed to see the requirements from different perspectives and facilitate understanding.</text:p>
          </table:table-cell>
        </table:table-row>
        <table:table-row>
          <table:table-cell office:value-type="string">
            <text:p>Dependency from</text:p>
          </table:table-cell>
          <table:table-cell office:value-type="string">
            <text:list>
              <text:list-item>
                <text:p>1 Command line interface</text:p>
              </text:list-item>
            </text:list>
          </table:table-cell>
        </table:table-row>
      </table:table>
      <text:h text:outline-level="2">1.4 List snapshots</text:h>
      <table:table>
        <table:table-column table:number-columns-repeated="2"/>
        <table:table-row>
          <table:table-cell office:value-type="string">
            <text:p>Status</text:p>
          </table:table-cell>
          <table:table-cell office:value-type="string">
            <text:p>Rejected - Version control not part of project</text:p>
          </table:table-cell>
        </table:table-row>
        <table:table-row>
          <table:table-cell office:value-type="string">
            <text:p>Description</text:p>
          </table:table-cell>
          <table:table-cell office:value-type="string">
            <text:p>Must be able to take snapshots/baseline of requirements at given point in time.</text:p>
          </table:table-cell>
        </table:table-row>
        <table:table-row>
          <table:table-cell office:value-type="string">
            <text:p>Rationale</text:p>
          </table:table-cell>
          <table:table-cell office:value-type="string">
            <text:p>Important to be able to compare snapshots to understand what has happend and why.</text:p>
          </table:table-cell>
        </table:table-row>
        <table:table-row>
          <table:table-cell office:value-type="string">
            <text:p>Rejected</text:p>
          </table:table-cell>
          <table:table-cell office:value-type="string">
            <text:p>By Oliver Fields</text:p>
          </table:table-cell>
        </table:table-row>
        <table:table-row>
          <table:table-cell office:value-type="string">
            <text:p>Dependency from</text:p>
          </table:table-cell>
          <table:table-cell office:value-type="string">
            <text:list>
              <text:list-item>
                <text:p>1 Command line interface</text:p>
              </text:list-item>
            </text:list>
          </table:table-cell>
        </table:table-row>
      </table:table>
      <text:h text:outline-level="2">1.5 Start new requirements project</text:h>
      <table:table>
        <table:table-column table:number-columns-repeated="2"/>
        <table:table-row>
          <table:table-cell office:value-type="string">
            <text:p>Status</text:p>
          </table:table-cell>
          <table:table-cell office:value-type="string">
            <text:p>Approved</text:p>
          </table:table-cell>
        </table:table-row>
        <table:table-row>
          <table:table-cell office:value-type="string">
            <text:p>Description</text:p>
          </table:table-cell>
          <table:table-cell office:value-type="string">
            <text:p>Must be able to setup new project (create files and folders etc).</text:p>
          </table:table-cell>
        </table:table-row>
        <table:table-row>
          <table:table-cell office:value-type="string">
            <text:p>Rationale</text:p>
          </table:table-cell>
          <table:table-cell office:value-type="string">
            <text:p>Users cannot be expected to do this manually.</text:p>
          </table:table-cell>
        </table:table-row>
        <table:table-row>
          <table:table-cell office:value-type="string">
            <text:p>Dependency from</text:p>
          </table:table-cell>
          <table:table-cell office:value-type="string">
            <text:list>
              <text:list-item>
                <text:p>1 Command line interface</text:p>
              </text:list-item>
            </text:list>
          </table:table-cell>
        </table:table-row>
      </table:table>
      <text:h text:outline-level="2">1.6 Create new requirement using template</text:h>
      <table:table>
        <table:table-column table:number-columns-repeated="2"/>
        <table:table-row>
          <table:table-cell office:value-type="string">
            <text:p>Status</text:p>
          </table:table-cell>
          <table:table-cell office:value-type="string">
            <text:p>Approved</text:p>
          </table:table-cell>
        </table:table-row>
        <table:table-row>
          <table:table-cell office:value-type="string">
            <text:p>Description</text:p>
          </table:table-cell>
          <table:table-cell office:value-type="string">
            <text:p>Must be able to create a new requirement using a standard template.</text:p>
          </table:table-cell>
        </table:table-row>
        <table:table-row>
          <table:table-cell office:value-type="string">
            <text:p>Rationale</text:p>
          </table:table-cell>
          <table:table-cell office:value-type="string">
            <text:p>A requirement has many fields, using a template makes it easier for users.</text:p>
          </table:table-cell>
        </table:table-row>
        <table:table-row>
          <table:table-cell office:value-type="string">
            <text:p>Dependency from</text:p>
          </table:table-cell>
          <table:table-cell office:value-type="string">
            <text:list>
              <text:list-item>
                <text:p>1 Command line interface</text:p>
              </text:list-item>
            </text:list>
          </table:table-cell>
        </table:table-row>
      </table:table>
      <text:h text:outline-level="2">1.7 Create new package using template</text:h>
      <table:table>
        <table:table-column table:number-columns-repeated="2"/>
        <table:table-row>
          <table:table-cell office:value-type="string">
            <text:p>Status</text:p>
          </table:table-cell>
          <table:table-cell office:value-type="string">
            <text:p>Approved</text:p>
          </table:table-cell>
        </table:table-row>
        <table:table-row>
          <table:table-cell office:value-type="string">
            <text:p>Description</text:p>
          </table:table-cell>
          <table:table-cell office:value-type="string">
            <text:p>Must be able to create a new package requirement using a standard template.</text:p>
          </table:table-cell>
        </table:table-row>
        <table:table-row>
          <table:table-cell office:value-type="string">
            <text:p>Rationale</text:p>
          </table:table-cell>
          <table:table-cell office:value-type="string">
            <text:p>A requirement package has many fields, using a template makes it easier for users, especially as a package consists of both a directory and a attributes.pkg.</text:p>
          </table:table-cell>
        </table:table-row>
        <table:table-row>
          <table:table-cell office:value-type="string">
            <text:p>Dependency from</text:p>
          </table:table-cell>
          <table:table-cell office:value-type="string">
            <text:list>
              <text:list-item>
                <text:p>1 Command line interface</text:p>
              </text:list-item>
            </text:list>
          </table:table-cell>
        </table:table-row>
      </table:table>
      <text:h text:outline-level="2">1.8 Search repository</text:h>
      <table:table>
        <table:table-column table:number-columns-repeated="2"/>
        <table:table-row>
          <table:table-cell office:value-type="string">
            <text:p>Status</text:p>
          </table:table-cell>
          <table:table-cell office:value-type="string">
            <text:p>Postponed - Can do this to an extent with regular linux tools.</text:p>
          </table:table-cell>
        </table:table-row>
        <table:table-row>
          <table:table-cell office:value-type="string">
            <text:p>Description</text:p>
          </table:table-cell>
          <table:table-cell office:value-type="string">
            <text:p>Must be able to search repository by key values.</text:p>
          </table:table-cell>
        </table:table-row>
        <table:table-row>
          <table:table-cell office:value-type="string">
            <text:p>Rationale</text:p>
          </table:table-cell>
          <table:table-cell office:value-type="string">
            <text:p>Makes finding requirements easier, and also alows searching for default values (i.e. where status is implyed but not explisitly documented in repository).</text:p>
          </table:table-cell>
        </table:table-row>
        <table:table-row>
          <table:table-cell office:value-type="string">
            <text:p>Dependency from</text:p>
          </table:table-cell>
          <table:table-cell office:value-type="string">
            <text:list>
              <text:list-item>
                <text:p>1 Command line interface</text:p>
              </text:list-item>
            </text:list>
          </table:table-cell>
        </table:table-row>
      </table:table>
      <text:h text:outline-level="2">1.9 Run from within repository directory</text:h>
      <table:table>
        <table:table-column table:number-columns-repeated="2"/>
        <table:table-row>
          <table:table-cell office:value-type="string">
            <text:p>Status</text:p>
          </table:table-cell>
          <table:table-cell office:value-type="string">
            <text:p>Approved</text:p>
          </table:table-cell>
        </table:table-row>
        <table:table-row>
          <table:table-cell office:value-type="string">
            <text:p>Description</text:p>
          </table:table-cell>
          <table:table-cell office:value-type="string">
            <text:p>Command must be run from the root repository directory or in a sub directory of the root, just like git can.</text:p>
          </table:table-cell>
        </table:table-row>
        <table:table-row>
          <table:table-cell office:value-type="string">
            <text:p>Rationale</text:p>
          </table:table-cell>
          <table:table-cell office:value-type="string">
            <text:p>Whilst working on the repository will be within it's directories and would be a hassel to cd back to root to run commands.</text:p>
          </table:table-cell>
        </table:table-row>
        <table:table-row>
          <table:table-cell office:value-type="string">
            <text:p>Dependency from</text:p>
          </table:table-cell>
          <table:table-cell office:value-type="string">
            <text:list>
              <text:list-item>
                <text:p>1 Command line interface</text:p>
              </text:list-item>
            </text:list>
          </table:table-cell>
        </table:table-row>
      </table:table>
      <text:h text:outline-level="1">2 Maintain model consistency</text:h>
      <table:table>
        <table:table-column table:number-columns-repeated="2"/>
        <table:table-row>
          <table:table-cell office:value-type="string">
            <text:p>Status</text:p>
          </table:table-cell>
          <table:table-cell office:value-type="string">
            <text:p>Approved - All requirements met</text:p>
          </table:table-cell>
        </table:table-row>
        <table:table-row>
          <table:table-cell office:value-type="string">
            <text:p>Description</text:p>
          </table:table-cell>
          <table:table-cell office:value-type="string">
            <text:p>Measures to take to ensure repository is consistent (no syntax or broken links etc)</text:p>
          </table:table-cell>
        </table:table-row>
        <table:table-row>
          <table:table-cell office:value-type="string">
            <text:p>Rationale</text:p>
          </table:table-cell>
          <table:table-cell office:value-type="string">
            <text:p>Repository must be maintained in terms of content and dependencies, this must be performed before all uses to ensure uptodate and correct starting point.</text:p>
          </table:table-cell>
        </table:table-row>
        <table:table-row>
          <table:table-cell office:value-type="string">
            <text:p>Dependency to</text:p>
          </table:table-cell>
          <table:table-cell office:value-type="string">
            <text:list>
              <text:list-item>
                <text:p>2.1 Run time checks</text:p>
              </text:list-item>
              <text:list-item>
                <text:p>2.2 Process all or only implementable requirements</text:p>
              </text:list-item>
            </text:list>
          </table:table-cell>
        </table:table-row>
        <table:table-row>
          <table:table-cell office:value-type="string">
            <text:p>Dependency from</text:p>
          </table:table-cell>
          <table:table-cell office:value-type="string">
            <text:list>
              <text:list-item>
                <text:p>Root</text:p>
              </text:list-item>
            </text:list>
          </table:table-cell>
        </table:table-row>
      </table:table>
      <text:h text:outline-level="2">2.1 Run time checks</text:h>
      <table:table>
        <table:table-column table:number-columns-repeated="2"/>
        <table:table-row>
          <table:table-cell office:value-type="string">
            <text:p>Status</text:p>
          </table:table-cell>
          <table:table-cell office:value-type="string">
            <text:p>Approved - All requirements met</text:p>
          </table:table-cell>
        </table:table-row>
        <table:table-row>
          <table:table-cell office:value-type="string">
            <text:p>Description</text:p>
          </table:table-cell>
          <table:table-cell office:value-type="string">
            <text:p>What and how to check repository is syntactically correct</text:p>
          </table:table-cell>
        </table:table-row>
        <table:table-row>
          <table:table-cell office:value-type="string">
            <text:p>Rationale</text:p>
          </table:table-cell>
          <table:table-cell office:value-type="string">
            <text:p>Repository must be maintained in terms of content and dependencies, this must be performed before all uses to ensure uptodate and correct starting point.</text:p>
          </table:table-cell>
        </table:table-row>
        <table:table-row>
          <table:table-cell office:value-type="string">
            <text:p>Dependency to</text:p>
          </table:table-cell>
          <table:table-cell office:value-type="string">
            <text:list>
              <text:list-item>
                <text:p>2.1.1 Ensure each complete requirement has test case</text:p>
              </text:list-item>
              <text:list-item>
                <text:p>2.1.2 Ensure no cyclical dependencies among requirements</text:p>
              </text:list-item>
              <text:list-item>
                <text:p>2.1.3 Ensure no islands of requirements</text:p>
              </text:list-item>
              <text:list-item>
                <text:p>2.1.4 Ensure valid requirement package field values</text:p>
              </text:list-item>
              <text:list-item>
                <text:p>2.1.5 Ensure valid requirement field values</text:p>
              </text:list-item>
              <text:list-item>
                <text:p>2.1.6 Ensure valid user field values</text:p>
              </text:list-item>
            </text:list>
          </table:table-cell>
        </table:table-row>
        <table:table-row>
          <table:table-cell office:value-type="string">
            <text:p>Dependency from</text:p>
          </table:table-cell>
          <table:table-cell office:value-type="string">
            <text:list>
              <text:list-item>
                <text:p>2 Maintain model consistency</text:p>
              </text:list-item>
            </text:list>
          </table:table-cell>
        </table:table-row>
      </table:table>
      <text:h text:outline-level="3">2.1.1 Ensure each complete requirement has test case</text:h>
      <table:table>
        <table:table-column table:number-columns-repeated="2"/>
        <table:table-row>
          <table:table-cell office:value-type="string">
            <text:p>Status</text:p>
          </table:table-cell>
          <table:table-cell office:value-type="string">
            <text:p>Rejected - This is not a run time check, to view this information use the report instead</text:p>
          </table:table-cell>
        </table:table-row>
        <table:table-row>
          <table:table-cell office:value-type="string">
            <text:p>Description</text:p>
          </table:table-cell>
          <table:table-cell office:value-type="string">
            <text:p>Each approved requirement must be linked to at least one test case.</text:p>
          </table:table-cell>
        </table:table-row>
        <table:table-row>
          <table:table-cell office:value-type="string">
            <text:p>Rationale</text:p>
          </table:table-cell>
          <table:table-cell office:value-type="string">
            <text:p>To prove each approved requirement exists in finished system each requirement must be verified to exist and work, this means there must be at least one test case for each requirement.</text:p>
          </table:table-cell>
        </table:table-row>
        <table:table-row>
          <table:table-cell office:value-type="string">
            <text:p>Rejected</text:p>
          </table:table-cell>
          <table:table-cell office:value-type="string">
            <text:p>By Oliver Fields</text:p>
          </table:table-cell>
        </table:table-row>
        <table:table-row>
          <table:table-cell office:value-type="string">
            <text:p>Dependency from</text:p>
          </table:table-cell>
          <table:table-cell office:value-type="string">
            <text:list>
              <text:list-item>
                <text:p>2.1 Run time checks</text:p>
              </text:list-item>
            </text:list>
          </table:table-cell>
        </table:table-row>
      </table:table>
      <text:h text:outline-level="3">2.1.2 Ensure no cyclical dependencies among requirements</text:h>
      <table:table>
        <table:table-column table:number-columns-repeated="2"/>
        <table:table-row>
          <table:table-cell office:value-type="string">
            <text:p>Status</text:p>
          </table:table-cell>
          <table:table-cell office:value-type="string">
            <text:p>Approved</text:p>
          </table:table-cell>
        </table:table-row>
        <table:table-row>
          <table:table-cell office:value-type="string">
            <text:p>Description</text:p>
          </table:table-cell>
          <table:table-cell office:value-type="string">
            <text:p>There can be no cyclic dependencies among requirements.</text:p>
          </table:table-cell>
        </table:table-row>
        <table:table-row>
          <table:table-cell office:value-type="string">
            <text:p>Rationale</text:p>
          </table:table-cell>
          <table:table-cell office:value-type="string">
            <text:p>It would be a logical error if two requirements depended on each other, this must be flagged so it can be fixed.</text:p>
          </table:table-cell>
        </table:table-row>
        <table:table-row>
          <table:table-cell office:value-type="string">
            <text:p>Dependency to</text:p>
          </table:table-cell>
          <table:table-cell office:value-type="string">
            <text:list/>
          </table:table-cell>
        </table:table-row>
        <table:table-row>
          <table:table-cell office:value-type="string">
            <text:p>Dependency from</text:p>
          </table:table-cell>
          <table:table-cell office:value-type="string">
            <text:list>
              <text:list-item>
                <text:p>2.1 Run time checks</text:p>
              </text:list-item>
            </text:list>
          </table:table-cell>
        </table:table-row>
        <table:table-row>
          <table:table-cell office:value-type="string">
            <text:p>Design</text:p>
          </table:table-cell>
          <table:table-cell office:value-type="string">
            <text:list>
              <text:list-item>
                <text:p>design/reqy - command line interface.odt</text:p>
              </text:list-item>
            </text:list>
          </table:table-cell>
        </table:table-row>
      </table:table>
      <text:h text:outline-level="3">2.1.3 Ensure no islands of requirements</text:h>
      <table:table>
        <table:table-column table:number-columns-repeated="2"/>
        <table:table-row>
          <table:table-cell office:value-type="string">
            <text:p>Status</text:p>
          </table:table-cell>
          <table:table-cell office:value-type="string">
            <text:p>Approved - Storing requirements in the requirements directory as files and directories means this is enforced by the file system (i.e. can't hava a file/dir that does not belong to a directory)</text:p>
          </table:table-cell>
        </table:table-row>
        <table:table-row>
          <table:table-cell office:value-type="string">
            <text:p>Description</text:p>
          </table:table-cell>
          <table:table-cell office:value-type="string">
            <text:p>All requirements must have a path to the root requirement.</text:p>
          </table:table-cell>
        </table:table-row>
        <table:table-row>
          <table:table-cell office:value-type="string">
            <text:p>Rationale</text:p>
          </table:table-cell>
          <table:table-cell office:value-type="string">
            <text:p>If a requirement does not trace back to the root requirement than it is superflous and should either be rejected or made to link into the other requirements.</text:p>
          </table:table-cell>
        </table:table-row>
        <table:table-row>
          <table:table-cell office:value-type="string">
            <text:p>Dependency to</text:p>
          </table:table-cell>
          <table:table-cell office:value-type="string">
            <text:list/>
          </table:table-cell>
        </table:table-row>
        <table:table-row>
          <table:table-cell office:value-type="string">
            <text:p>Dependency from</text:p>
          </table:table-cell>
          <table:table-cell office:value-type="string">
            <text:list>
              <text:list-item>
                <text:p>2.1 Run time checks</text:p>
              </text:list-item>
            </text:list>
          </table:table-cell>
        </table:table-row>
        <table:table-row>
          <table:table-cell office:value-type="string">
            <text:p>Design</text:p>
          </table:table-cell>
          <table:table-cell office:value-type="string">
            <text:list>
              <text:list-item>
                <text:p>design/reqy - command line interface.odt</text:p>
              </text:list-item>
            </text:list>
          </table:table-cell>
        </table:table-row>
      </table:table>
      <text:h text:outline-level="3">2.1.4 Ensure valid requirement package field values</text:h>
      <table:table>
        <table:table-column table:number-columns-repeated="2"/>
        <table:table-row>
          <table:table-cell office:value-type="string">
            <text:p>Status</text:p>
          </table:table-cell>
          <table:table-cell office:value-type="string">
            <text:p>Approved - All relevant classes comply</text:p>
          </table:table-cell>
        </table:table-row>
        <table:table-row>
          <table:table-cell office:value-type="string">
            <text:p>Description</text:p>
          </table:table-cell>
          <table:table-cell office:value-type="string">
            <text:p>Must enforce that obligatory key-values pairs exist and check valid values.</text:p>
          </table:table-cell>
        </table:table-row>
        <table:table-row>
          <table:table-cell office:value-type="string">
            <text:p>Rationale</text:p>
          </table:table-cell>
          <table:table-cell office:value-type="string">
            <text:p>Halt on errors and require user to fix them</text:p>
          </table:table-cell>
        </table:table-row>
        <table:table-row>
          <table:table-cell office:value-type="string">
            <text:p>Note</text:p>
          </table:table-cell>
          <table:table-cell office:value-type="string">
            <text:p>Changed from lenient warn and flag errors, to strict halt on errors to simplify and catch errors as early as possible.</text:p>
          </table:table-cell>
        </table:table-row>
        <table:table-row>
          <table:table-cell office:value-type="string">
            <text:p>Dependency to</text:p>
          </table:table-cell>
          <table:table-cell office:value-type="string">
            <text:list/>
          </table:table-cell>
        </table:table-row>
        <table:table-row>
          <table:table-cell office:value-type="string">
            <text:p>Dependency from</text:p>
          </table:table-cell>
          <table:table-cell office:value-type="string">
            <text:list>
              <text:list-item>
                <text:p>2.1 Run time checks</text:p>
              </text:list-item>
            </text:list>
          </table:table-cell>
        </table:table-row>
        <table:table-row>
          <table:table-cell office:value-type="string">
            <text:p>Design</text:p>
          </table:table-cell>
          <table:table-cell office:value-type="string">
            <text:list>
              <text:list-item>
                <text:p>design/reqy - command line interface.odt</text:p>
              </text:list-item>
            </text:list>
          </table:table-cell>
        </table:table-row>
      </table:table>
      <text:h text:outline-level="3">2.1.5 Ensure valid requirement field values</text:h>
      <table:table>
        <table:table-column table:number-columns-repeated="2"/>
        <table:table-row>
          <table:table-cell office:value-type="string">
            <text:p>Status</text:p>
          </table:table-cell>
          <table:table-cell office:value-type="string">
            <text:p>Approved - Signed off for same reason as 2.1.4_ensure-valid-requirement-package-field-values</text:p>
          </table:table-cell>
        </table:table-row>
        <table:table-row>
          <table:table-cell office:value-type="string">
            <text:p>Description</text:p>
          </table:table-cell>
          <table:table-cell office:value-type="string">
            <text:p>Must enforce that obligatory key-values pairs exist, warn on unknown keys and check valid values.</text:p>
          </table:table-cell>
        </table:table-row>
        <table:table-row>
          <table:table-cell office:value-type="string">
            <text:p>Rationale</text:p>
          </table:table-cell>
          <table:table-cell office:value-type="string">
            <text:p>Syntax check to allow warning and errors.</text:p>
          </table:table-cell>
        </table:table-row>
        <table:table-row>
          <table:table-cell office:value-type="string">
            <text:p>Dependency to</text:p>
          </table:table-cell>
          <table:table-cell office:value-type="string">
            <text:list/>
          </table:table-cell>
        </table:table-row>
        <table:table-row>
          <table:table-cell office:value-type="string">
            <text:p>Dependency from</text:p>
          </table:table-cell>
          <table:table-cell office:value-type="string">
            <text:list>
              <text:list-item>
                <text:p>2.1 Run time checks</text:p>
              </text:list-item>
            </text:list>
          </table:table-cell>
        </table:table-row>
        <table:table-row>
          <table:table-cell office:value-type="string">
            <text:p>Design</text:p>
          </table:table-cell>
          <table:table-cell office:value-type="string">
            <text:list>
              <text:list-item>
                <text:p>design/reqy - command line interface.odt</text:p>
              </text:list-item>
            </text:list>
          </table:table-cell>
        </table:table-row>
      </table:table>
      <text:h text:outline-level="3">2.1.6 Ensure valid user field values</text:h>
      <table:table>
        <table:table-column table:number-columns-repeated="2"/>
        <table:table-row>
          <table:table-cell office:value-type="string">
            <text:p>Status</text:p>
          </table:table-cell>
          <table:table-cell office:value-type="string">
            <text:p>Approved - Signed off for same reason as 2.1.4_ensure-valid-requirement-package-field-values</text:p>
          </table:table-cell>
        </table:table-row>
        <table:table-row>
          <table:table-cell office:value-type="string">
            <text:p>Description</text:p>
          </table:table-cell>
          <table:table-cell office:value-type="string">
            <text:p>Must enforce that obligatory key-values pairs exist, warn on unknown keys and check valid values.</text:p>
          </table:table-cell>
        </table:table-row>
        <table:table-row>
          <table:table-cell office:value-type="string">
            <text:p>Rationale</text:p>
          </table:table-cell>
          <table:table-cell office:value-type="string">
            <text:p>Syntax check to allow warning and errors.</text:p>
          </table:table-cell>
        </table:table-row>
        <table:table-row>
          <table:table-cell office:value-type="string">
            <text:p>Dependency to</text:p>
          </table:table-cell>
          <table:table-cell office:value-type="string">
            <text:list/>
          </table:table-cell>
        </table:table-row>
        <table:table-row>
          <table:table-cell office:value-type="string">
            <text:p>Dependency from</text:p>
          </table:table-cell>
          <table:table-cell office:value-type="string">
            <text:list>
              <text:list-item>
                <text:p>2.1 Run time checks</text:p>
              </text:list-item>
            </text:list>
          </table:table-cell>
        </table:table-row>
        <table:table-row>
          <table:table-cell office:value-type="string">
            <text:p>Design</text:p>
          </table:table-cell>
          <table:table-cell office:value-type="string">
            <text:list>
              <text:list-item>
                <text:p>design/reqy - command line interface.odt</text:p>
              </text:list-item>
              <text:list-item>
                <text:p>design/file-formats/requirement.odt</text:p>
              </text:list-item>
            </text:list>
          </table:table-cell>
        </table:table-row>
      </table:table>
      <text:h text:outline-level="2">2.2 Process all or only implementable requirements</text:h>
      <table:table>
        <table:table-column table:number-columns-repeated="2"/>
        <table:table-row>
          <table:table-cell office:value-type="string">
            <text:p>Status</text:p>
          </table:table-cell>
          <table:table-cell office:value-type="string">
            <text:p>Rejected - In the interest of understanding, all information of requirements should be available. Status will instead be clearly marked when appropriate.</text:p>
          </table:table-cell>
        </table:table-row>
        <table:table-row>
          <table:table-cell office:value-type="string">
            <text:p>Description</text:p>
          </table:table-cell>
          <table:table-cell office:value-type="string">
            <text:p>Must be able to choose to process requirements and packages that have status approved, elaboration or rejected just the approved ones.</text:p>
          </table:table-cell>
        </table:table-row>
        <table:table-row>
          <table:table-cell office:value-type="string">
            <text:p>Rationale</text:p>
          </table:table-cell>
          <table:table-cell office:value-type="string">
            <text:p>Some users may want to see all requirements, whilst others may only be interested in what actually is required.</text:p>
          </table:table-cell>
        </table:table-row>
        <table:table-row>
          <table:table-cell office:value-type="string">
            <text:p>Rejected</text:p>
          </table:table-cell>
          <table:table-cell office:value-type="string">
            <text:p>By Oliver Fields</text:p>
          </table:table-cell>
        </table:table-row>
        <table:table-row>
          <table:table-cell office:value-type="string">
            <text:p>Dependency from</text:p>
          </table:table-cell>
          <table:table-cell office:value-type="string">
            <text:list>
              <text:list-item>
                <text:p>2 Maintain model consistency</text:p>
              </text:list-item>
            </text:list>
          </table:table-cell>
        </table:table-row>
      </table:table>
      <text:h text:outline-level="1">3 Model reports</text:h>
      <table:table>
        <table:table-column table:number-columns-repeated="2"/>
        <table:table-row>
          <table:table-cell office:value-type="string">
            <text:p>Status</text:p>
          </table:table-cell>
          <table:table-cell office:value-type="string">
            <text:p>Elaboration</text:p>
          </table:table-cell>
        </table:table-row>
        <table:table-row>
          <table:table-cell office:value-type="string">
            <text:p>Description</text:p>
          </table:table-cell>
          <table:table-cell office:value-type="string">
            <text:p>Must be able to generate reports from the repository to aid project</text:p>
          </table:table-cell>
        </table:table-row>
        <table:table-row>
          <table:table-cell office:value-type="string">
            <text:p>Rationale</text:p>
          </table:table-cell>
          <table:table-cell office:value-type="string">
            <text:p>Reports provide ways to view the repository information from various angles and to aid using the requirements for managing the project.</text:p>
          </table:table-cell>
        </table:table-row>
        <table:table-row>
          <table:table-cell office:value-type="string">
            <text:p>Dependency to</text:p>
          </table:table-cell>
          <table:table-cell office:value-type="string">
            <text:list>
              <text:list-item>
                <text:p>3.10 Full list of all requirements</text:p>
              </text:list-item>
              <text:list-item>
                <text:p>3.1 List broken dependencies</text:p>
              </text:list-item>
              <text:list-item>
                <text:p>3.2 List packages that have no requirements</text:p>
              </text:list-item>
              <text:list-item>
                <text:p>3.3 List orphaned requirements</text:p>
              </text:list-item>
              <text:list-item>
                <text:p>3.4 List requirements missing design documentation</text:p>
              </text:list-item>
              <text:list-item>
                <text:p>3.5 List requirements missing test cases</text:p>
              </text:list-item>
              <text:list-item>
                <text:p>3.6 List requirements that need more work</text:p>
              </text:list-item>
              <text:list-item>
                <text:p>3.7 List requirements that have no package</text:p>
              </text:list-item>
              <text:list-item>
                <text:p>3.8 Report time and cost estimation of requirements and packages</text:p>
              </text:list-item>
              <text:list-item>
                <text:p>3.9 List_requirements missing use cases</text:p>
              </text:list-item>
            </text:list>
          </table:table-cell>
        </table:table-row>
        <table:table-row>
          <table:table-cell office:value-type="string">
            <text:p>Dependency from</text:p>
          </table:table-cell>
          <table:table-cell office:value-type="string">
            <text:list>
              <text:list-item>
                <text:p>Root</text:p>
              </text:list-item>
            </text:list>
          </table:table-cell>
        </table:table-row>
      </table:table>
      <text:h text:outline-level="2">3.10 Full list of all requirements</text:h>
      <table:table>
        <table:table-column table:number-columns-repeated="2"/>
        <table:table-row>
          <table:table-cell office:value-type="string">
            <text:p>Status</text:p>
          </table:table-cell>
          <table:table-cell office:value-type="string">
            <text:p>Approved</text:p>
          </table:table-cell>
        </table:table-row>
        <table:table-row>
          <table:table-cell office:value-type="string">
            <text:p>Description</text:p>
          </table:table-cell>
          <table:table-cell office:value-type="string">
            <text:p>Full report of all requirements, their status and dependencies.</text:p>
          </table:table-cell>
        </table:table-row>
        <table:table-row>
          <table:table-cell office:value-type="string">
            <text:p>Rationale</text:p>
          </table:table-cell>
          <table:table-cell office:value-type="string">
            <text:p>Intended to be a consice and complete description of the requiremet repository for review.</text:p>
          </table:table-cell>
        </table:table-row>
        <table:table-row>
          <table:table-cell office:value-type="string">
            <text:p>Dependency to</text:p>
          </table:table-cell>
          <table:table-cell office:value-type="string">
            <text:list/>
          </table:table-cell>
        </table:table-row>
        <table:table-row>
          <table:table-cell office:value-type="string">
            <text:p>Dependency from</text:p>
          </table:table-cell>
          <table:table-cell office:value-type="string">
            <text:list>
              <text:list-item>
                <text:p>3 Model reports</text:p>
              </text:list-item>
            </text:list>
          </table:table-cell>
        </table:table-row>
        <table:table-row>
          <table:table-cell office:value-type="string">
            <text:p>Design</text:p>
          </table:table-cell>
          <table:table-cell office:value-type="string">
            <text:list>
              <text:list-item>
                <text:p>design/Report formats.odt</text:p>
              </text:list-item>
              <text:list-item>
                <text:p>design/rmtoo_requirement_report.pdf</text:p>
              </text:list-item>
              <text:list-item>
                <text:p>design/file-formats/Requirement-report.odt</text:p>
              </text:list-item>
              <text:list-item>
                <text:p>design/file-formats/requirements_report_sketch.txt</text:p>
              </text:list-item>
            </text:list>
          </table:table-cell>
        </table:table-row>
      </table:table>
      <text:h text:outline-level="2">3.1 List broken dependencies</text:h>
      <table:table>
        <table:table-column table:number-columns-repeated="2"/>
        <table:table-row>
          <table:table-cell office:value-type="string">
            <text:p>Status</text:p>
          </table:table-cell>
          <table:table-cell office:value-type="string">
            <text:p>Approved</text:p>
          </table:table-cell>
        </table:table-row>
        <table:table-row>
          <table:table-cell office:value-type="string">
            <text:p>Description</text:p>
          </table:table-cell>
          <table:table-cell office:value-type="string">
            <text:p>Find all broken dependencies.</text:p>
          </table:table-cell>
        </table:table-row>
        <table:table-row>
          <table:table-cell office:value-type="string">
            <text:p>Rationale</text:p>
          </table:table-cell>
          <table:table-cell office:value-type="string">
            <text:p>Broken dependencies could mean a user error or a previos requirment has been deleted, regardless it must be fixed.</text:p>
          </table:table-cell>
        </table:table-row>
        <table:table-row>
          <table:table-cell office:value-type="string">
            <text:p>Dependency to</text:p>
          </table:table-cell>
          <table:table-cell office:value-type="string">
            <text:list/>
          </table:table-cell>
        </table:table-row>
        <table:table-row>
          <table:table-cell office:value-type="string">
            <text:p>Dependency from</text:p>
          </table:table-cell>
          <table:table-cell office:value-type="string">
            <text:list>
              <text:list-item>
                <text:p>3 Model reports</text:p>
              </text:list-item>
            </text:list>
          </table:table-cell>
        </table:table-row>
        <table:table-row>
          <table:table-cell office:value-type="string">
            <text:p>Design</text:p>
          </table:table-cell>
          <table:table-cell office:value-type="string">
            <text:list>
              <text:list-item>
                <text:p>design/Report formats.odt</text:p>
              </text:list-item>
            </text:list>
          </table:table-cell>
        </table:table-row>
      </table:table>
      <text:h text:outline-level="2">3.2 List packages that have no requirements</text:h>
      <table:table>
        <table:table-column table:number-columns-repeated="2"/>
        <table:table-row>
          <table:table-cell office:value-type="string">
            <text:p>Status</text:p>
          </table:table-cell>
          <table:table-cell office:value-type="string">
            <text:p>Approved</text:p>
          </table:table-cell>
        </table:table-row>
        <table:table-row>
          <table:table-cell office:value-type="string">
            <text:p>Description</text:p>
          </table:table-cell>
          <table:table-cell office:value-type="string">
            <text:p>Show requirement packages that have no requirements.</text:p>
          </table:table-cell>
        </table:table-row>
        <table:table-row>
          <table:table-cell office:value-type="string">
            <text:p>Rationale</text:p>
          </table:table-cell>
          <table:table-cell office:value-type="string">
            <text:p>A packege only makes sense if it has requirements to be met.</text:p>
          </table:table-cell>
        </table:table-row>
        <table:table-row>
          <table:table-cell office:value-type="string">
            <text:p>Dependency to</text:p>
          </table:table-cell>
          <table:table-cell office:value-type="string">
            <text:list/>
          </table:table-cell>
        </table:table-row>
        <table:table-row>
          <table:table-cell office:value-type="string">
            <text:p>Dependency from</text:p>
          </table:table-cell>
          <table:table-cell office:value-type="string">
            <text:list>
              <text:list-item>
                <text:p>3 Model reports</text:p>
              </text:list-item>
            </text:list>
          </table:table-cell>
        </table:table-row>
        <table:table-row>
          <table:table-cell office:value-type="string">
            <text:p>Design</text:p>
          </table:table-cell>
          <table:table-cell office:value-type="string">
            <text:list>
              <text:list-item>
                <text:p>design/Report formats.odt</text:p>
              </text:list-item>
            </text:list>
          </table:table-cell>
        </table:table-row>
      </table:table>
      <text:h text:outline-level="2">3.3 List orphaned requirements</text:h>
      <table:table>
        <table:table-column table:number-columns-repeated="2"/>
        <table:table-row>
          <table:table-cell office:value-type="string">
            <text:p>Status</text:p>
          </table:table-cell>
          <table:table-cell office:value-type="string">
            <text:p>Rejected - Because requirements are in a file system hiearchy no requirements can be orphans.</text:p>
          </table:table-cell>
        </table:table-row>
        <table:table-row>
          <table:table-cell office:value-type="string">
            <text:p>Description</text:p>
          </table:table-cell>
          <table:table-cell office:value-type="string">
            <text:p>List requirements that have no parents.</text:p>
          </table:table-cell>
        </table:table-row>
        <table:table-row>
          <table:table-cell office:value-type="string">
            <text:p>Rationale</text:p>
          </table:table-cell>
          <table:table-cell office:value-type="string">
            <text:p>No point making requirements that have no parents.</text:p>
          </table:table-cell>
        </table:table-row>
        <table:table-row>
          <table:table-cell office:value-type="string">
            <text:p>Rejected</text:p>
          </table:table-cell>
          <table:table-cell office:value-type="string">
            <text:p>By Oliver Fields</text:p>
          </table:table-cell>
        </table:table-row>
        <table:table-row>
          <table:table-cell office:value-type="string">
            <text:p>Dependency from</text:p>
          </table:table-cell>
          <table:table-cell office:value-type="string">
            <text:list>
              <text:list-item>
                <text:p>3 Model reports</text:p>
              </text:list-item>
            </text:list>
          </table:table-cell>
        </table:table-row>
      </table:table>
      <text:h text:outline-level="2">3.4 List requirements missing design documentation</text:h>
      <table:table>
        <table:table-column table:number-columns-repeated="2"/>
        <table:table-row>
          <table:table-cell office:value-type="string">
            <text:p>Status</text:p>
          </table:table-cell>
          <table:table-cell office:value-type="string">
            <text:p>Approved</text:p>
          </table:table-cell>
        </table:table-row>
        <table:table-row>
          <table:table-cell office:value-type="string">
            <text:p>Description</text:p>
          </table:table-cell>
          <table:table-cell office:value-type="string">
            <text:p>Show requirements that have no design documents.</text:p>
          </table:table-cell>
        </table:table-row>
        <table:table-row>
          <table:table-cell office:value-type="string">
            <text:p>Rationale</text:p>
          </table:table-cell>
          <table:table-cell office:value-type="string">
            <text:p>All requirements must be designed.</text:p>
          </table:table-cell>
        </table:table-row>
        <table:table-row>
          <table:table-cell office:value-type="string">
            <text:p>Dependency to</text:p>
          </table:table-cell>
          <table:table-cell office:value-type="string">
            <text:list/>
          </table:table-cell>
        </table:table-row>
        <table:table-row>
          <table:table-cell office:value-type="string">
            <text:p>Dependency from</text:p>
          </table:table-cell>
          <table:table-cell office:value-type="string">
            <text:list>
              <text:list-item>
                <text:p>3 Model reports</text:p>
              </text:list-item>
            </text:list>
          </table:table-cell>
        </table:table-row>
        <table:table-row>
          <table:table-cell office:value-type="string">
            <text:p>Design</text:p>
          </table:table-cell>
          <table:table-cell office:value-type="string">
            <text:list>
              <text:list-item>
                <text:p>design/Report formats.odt</text:p>
              </text:list-item>
            </text:list>
          </table:table-cell>
        </table:table-row>
      </table:table>
      <text:h text:outline-level="2">3.5 List requirements missing test cases</text:h>
      <table:table>
        <table:table-column table:number-columns-repeated="2"/>
        <table:table-row>
          <table:table-cell office:value-type="string">
            <text:p>Status</text:p>
          </table:table-cell>
          <table:table-cell office:value-type="string">
            <text:p>Approved</text:p>
          </table:table-cell>
        </table:table-row>
        <table:table-row>
          <table:table-cell office:value-type="string">
            <text:p>Description</text:p>
          </table:table-cell>
          <table:table-cell office:value-type="string">
            <text:p>List requirments missing test cases.</text:p>
          </table:table-cell>
        </table:table-row>
        <table:table-row>
          <table:table-cell office:value-type="string">
            <text:p>Rationale</text:p>
          </table:table-cell>
          <table:table-cell office:value-type="string">
            <text:p>Final system must have tests to show all requirements have been met.</text:p>
          </table:table-cell>
        </table:table-row>
        <table:table-row>
          <table:table-cell office:value-type="string">
            <text:p>Dependency to</text:p>
          </table:table-cell>
          <table:table-cell office:value-type="string">
            <text:list/>
          </table:table-cell>
        </table:table-row>
        <table:table-row>
          <table:table-cell office:value-type="string">
            <text:p>Dependency from</text:p>
          </table:table-cell>
          <table:table-cell office:value-type="string">
            <text:list>
              <text:list-item>
                <text:p>3 Model reports</text:p>
              </text:list-item>
            </text:list>
          </table:table-cell>
        </table:table-row>
        <table:table-row>
          <table:table-cell office:value-type="string">
            <text:p>Design</text:p>
          </table:table-cell>
          <table:table-cell office:value-type="string">
            <text:list>
              <text:list-item>
                <text:p>design/Report formats.odt</text:p>
              </text:list-item>
            </text:list>
          </table:table-cell>
        </table:table-row>
      </table:table>
      <text:h text:outline-level="2">3.6 List requirements that need more work</text:h>
      <table:table>
        <table:table-column table:number-columns-repeated="2"/>
        <table:table-row>
          <table:table-cell office:value-type="string">
            <text:p>Status</text:p>
          </table:table-cell>
          <table:table-cell office:value-type="string">
            <text:p>Approved</text:p>
          </table:table-cell>
        </table:table-row>
        <table:table-row>
          <table:table-cell office:value-type="string">
            <text:p>Description</text:p>
          </table:table-cell>
          <table:table-cell office:value-type="string">
            <text:p>List requirements that have status elaboration.</text:p>
          </table:table-cell>
        </table:table-row>
        <table:table-row>
          <table:table-cell office:value-type="string">
            <text:p>Rationale</text:p>
          </table:table-cell>
          <table:table-cell office:value-type="string">
            <text:p>Users need ability to identify which requirements or packages need more work.</text:p>
          </table:table-cell>
        </table:table-row>
        <table:table-row>
          <table:table-cell office:value-type="string">
            <text:p>Dependency to</text:p>
          </table:table-cell>
          <table:table-cell office:value-type="string">
            <text:list/>
          </table:table-cell>
        </table:table-row>
        <table:table-row>
          <table:table-cell office:value-type="string">
            <text:p>Dependency from</text:p>
          </table:table-cell>
          <table:table-cell office:value-type="string">
            <text:list>
              <text:list-item>
                <text:p>3 Model reports</text:p>
              </text:list-item>
            </text:list>
          </table:table-cell>
        </table:table-row>
        <table:table-row>
          <table:table-cell office:value-type="string">
            <text:p>Design</text:p>
          </table:table-cell>
          <table:table-cell office:value-type="string">
            <text:list>
              <text:list-item>
                <text:p>design/Report formats.odt</text:p>
              </text:list-item>
            </text:list>
          </table:table-cell>
        </table:table-row>
      </table:table>
      <text:h text:outline-level="2">3.7 List requirements that have no package</text:h>
      <table:table>
        <table:table-column table:number-columns-repeated="2"/>
        <table:table-row>
          <table:table-cell office:value-type="string">
            <text:p>Status</text:p>
          </table:table-cell>
          <table:table-cell office:value-type="string">
            <text:p>Rejected - File system ensures no requirement can exist outside of a package.</text:p>
          </table:table-cell>
        </table:table-row>
        <table:table-row>
          <table:table-cell office:value-type="string">
            <text:p>Description</text:p>
          </table:table-cell>
          <table:table-cell office:value-type="string">
            <text:p>List requirements that have no packages.</text:p>
          </table:table-cell>
        </table:table-row>
        <table:table-row>
          <table:table-cell office:value-type="string">
            <text:p>Rationale</text:p>
          </table:table-cell>
          <table:table-cell office:value-type="string">
            <text:p>All requirements must belong to a package.</text:p>
          </table:table-cell>
        </table:table-row>
        <table:table-row>
          <table:table-cell office:value-type="string">
            <text:p>Rejected</text:p>
          </table:table-cell>
          <table:table-cell office:value-type="string">
            <text:p>By Oliver Fields</text:p>
          </table:table-cell>
        </table:table-row>
        <table:table-row>
          <table:table-cell office:value-type="string">
            <text:p>Dependency from</text:p>
          </table:table-cell>
          <table:table-cell office:value-type="string">
            <text:list>
              <text:list-item>
                <text:p>3 Model reports</text:p>
              </text:list-item>
            </text:list>
          </table:table-cell>
        </table:table-row>
      </table:table>
      <text:h text:outline-level="2">3.8 Report time and cost estimation of requirements and packages</text:h>
      <table:table>
        <table:table-column table:number-columns-repeated="2"/>
        <table:table-row>
          <table:table-cell office:value-type="string">
            <text:p>Status</text:p>
          </table:table-cell>
          <table:table-cell office:value-type="string">
            <text:p>Approved</text:p>
          </table:table-cell>
        </table:table-row>
        <table:table-row>
          <table:table-cell office:value-type="string">
            <text:p>Description</text:p>
          </table:table-cell>
          <table:table-cell office:value-type="string">
            <text:p>Compute and display cost and effort estimations for each requirement and package.</text:p>
          </table:table-cell>
        </table:table-row>
        <table:table-row>
          <table:table-cell office:value-type="string">
            <text:p>Rationale</text:p>
          </table:table-cell>
          <table:table-cell office:value-type="string">
            <text:p>Required information for estimating project costs.</text:p>
          </table:table-cell>
        </table:table-row>
        <table:table-row>
          <table:table-cell office:value-type="string">
            <text:p>Dependency to</text:p>
          </table:table-cell>
          <table:table-cell office:value-type="string">
            <text:list/>
          </table:table-cell>
        </table:table-row>
        <table:table-row>
          <table:table-cell office:value-type="string">
            <text:p>Dependency from</text:p>
          </table:table-cell>
          <table:table-cell office:value-type="string">
            <text:list>
              <text:list-item>
                <text:p>3 Model reports</text:p>
              </text:list-item>
            </text:list>
          </table:table-cell>
        </table:table-row>
        <table:table-row>
          <table:table-cell office:value-type="string">
            <text:p>Design</text:p>
          </table:table-cell>
          <table:table-cell office:value-type="string">
            <text:list>
              <text:list-item>
                <text:p>design/Report formats.odt</text:p>
              </text:list-item>
            </text:list>
          </table:table-cell>
        </table:table-row>
      </table:table>
      <text:h text:outline-level="2">3.9 List_requirements missing use cases</text:h>
      <table:table>
        <table:table-column table:number-columns-repeated="2"/>
        <table:table-row>
          <table:table-cell office:value-type="string">
            <text:p>Status</text:p>
          </table:table-cell>
          <table:table-cell office:value-type="string">
            <text:p>Approved</text:p>
          </table:table-cell>
        </table:table-row>
        <table:table-row>
          <table:table-cell office:value-type="string">
            <text:p>Description</text:p>
          </table:table-cell>
          <table:table-cell office:value-type="string">
            <text:p>List requirments missing use cases.</text:p>
          </table:table-cell>
        </table:table-row>
        <table:table-row>
          <table:table-cell office:value-type="string">
            <text:p>Rationale</text:p>
          </table:table-cell>
          <table:table-cell office:value-type="string">
            <text:p>Final system must have use cases to help test that all requirements have been met.</text:p>
          </table:table-cell>
        </table:table-row>
        <table:table-row>
          <table:table-cell office:value-type="string">
            <text:p>Dependency to</text:p>
          </table:table-cell>
          <table:table-cell office:value-type="string">
            <text:list/>
          </table:table-cell>
        </table:table-row>
        <table:table-row>
          <table:table-cell office:value-type="string">
            <text:p>Dependency from</text:p>
          </table:table-cell>
          <table:table-cell office:value-type="string">
            <text:list>
              <text:list-item>
                <text:p>3 Model reports</text:p>
              </text:list-item>
            </text:list>
          </table:table-cell>
        </table:table-row>
        <table:table-row>
          <table:table-cell office:value-type="string">
            <text:p>Design</text:p>
          </table:table-cell>
          <table:table-cell office:value-type="string">
            <text:list>
              <text:list-item>
                <text:p>design/Report formats.odt</text:p>
              </text:list-item>
              <text:list-item>
                <text:p>design/Time and cost report.odt</text:p>
              </text:list-item>
            </text:list>
          </table:table-cell>
        </table:table-row>
      </table:table>
      <text:h text:outline-level="1">4 Requirement repository</text:h>
      <table:table>
        <table:table-column table:number-columns-repeated="2"/>
        <table:table-row>
          <table:table-cell office:value-type="string">
            <text:p>Status</text:p>
          </table:table-cell>
          <table:table-cell office:value-type="string">
            <text:p>Approved</text:p>
          </table:table-cell>
        </table:table-row>
        <table:table-row>
          <table:table-cell office:value-type="string">
            <text:p>Description</text:p>
          </table:table-cell>
          <table:table-cell office:value-type="string">
            <text:p>All requirements and required documentation for the project will be stored in a repository.</text:p>
          </table:table-cell>
        </table:table-row>
        <table:table-row>
          <table:table-cell office:value-type="string">
            <text:p>Rationale</text:p>
          </table:table-cell>
          <table:table-cell office:value-type="string">
            <text:p>Requirements must be traceable and documented. To track the dependencies amongst the requirements and their supporting documents a repository is necassary.</text:p>
          </table:table-cell>
        </table:table-row>
        <table:table-row>
          <table:table-cell office:value-type="string">
            <text:p>Dependency to</text:p>
          </table:table-cell>
          <table:table-cell office:value-type="string">
            <text:list>
              <text:list-item>
                <text:p>4.1 Assing requirements and requirement packages to users</text:p>
              </text:list-item>
              <text:list-item>
                <text:p>4.2 Link requirements to design documentation</text:p>
              </text:list-item>
              <text:list-item>
                <text:p>4.3 Link requirements to test cases</text:p>
              </text:list-item>
              <text:list-item>
                <text:p>4.4 Maintain assignmentable users and their contact details</text:p>
              </text:list-item>
              <text:list-item>
                <text:p>4.5 Maintain requirement dependencies</text:p>
              </text:list-item>
              <text:list-item>
                <text:p>4.6 Maintain requirement package</text:p>
              </text:list-item>
              <text:list-item>
                <text:p>4.7 Maintain requirements</text:p>
              </text:list-item>
              <text:list-item>
                <text:p>4.8 Track both approved and rejected requirements</text:p>
              </text:list-item>
            </text:list>
          </table:table-cell>
        </table:table-row>
        <table:table-row>
          <table:table-cell office:value-type="string">
            <text:p>Dependency from</text:p>
          </table:table-cell>
          <table:table-cell office:value-type="string">
            <text:list>
              <text:list-item>
                <text:p>Root</text:p>
              </text:list-item>
            </text:list>
          </table:table-cell>
        </table:table-row>
        <table:table-row>
          <table:table-cell office:value-type="string">
            <text:p>Design</text:p>
          </table:table-cell>
          <table:table-cell office:value-type="string">
            <text:list>
              <text:list-item>
                <text:p>design/Repository structure.odt</text:p>
              </text:list-item>
              <text:list-item>
                <text:p>design/class_diagram.dia</text:p>
              </text:list-item>
              <text:list-item>
                <text:p>design/object_diagram.dia</text:p>
              </text:list-item>
            </text:list>
          </table:table-cell>
        </table:table-row>
      </table:table>
      <text:h text:outline-level="2">4.1 Assing requirements and requirement packages to users</text:h>
      <table:table>
        <table:table-column table:number-columns-repeated="2"/>
        <table:table-row>
          <table:table-cell office:value-type="string">
            <text:p>Status</text:p>
          </table:table-cell>
          <table:table-cell office:value-type="string">
            <text:p>Approved - Requirement met</text:p>
          </table:table-cell>
        </table:table-row>
        <table:table-row>
          <table:table-cell office:value-type="string">
            <text:p>Description</text:p>
          </table:table-cell>
          <table:table-cell office:value-type="string">
            <text:p>A requirement or package must be assignable to a user.</text:p>
          </table:table-cell>
        </table:table-row>
        <table:table-row>
          <table:table-cell office:value-type="string">
            <text:p>Rationale</text:p>
          </table:table-cell>
          <table:table-cell office:value-type="string">
            <text:p>Important to know who is responsible for a requirement on larger projects.</text:p>
          </table:table-cell>
        </table:table-row>
        <table:table-row>
          <table:table-cell office:value-type="string">
            <text:p>Dependency from</text:p>
          </table:table-cell>
          <table:table-cell office:value-type="string">
            <text:list>
              <text:list-item>
                <text:p>4 Requirement repository</text:p>
              </text:list-item>
            </text:list>
          </table:table-cell>
        </table:table-row>
      </table:table>
      <text:h text:outline-level="2">4.2 Link requirements to design documentation</text:h>
      <table:table>
        <table:table-column table:number-columns-repeated="2"/>
        <table:table-row>
          <table:table-cell office:value-type="string">
            <text:p>Status</text:p>
          </table:table-cell>
          <table:table-cell office:value-type="string">
            <text:p>Rejected - Not all requirements (or packages) have supporting documentation. Use reports to uncover which requirements do not have documentation and add links where appropriate.</text:p>
          </table:table-cell>
        </table:table-row>
        <table:table-row>
          <table:table-cell office:value-type="string">
            <text:p>Description</text:p>
          </table:table-cell>
          <table:table-cell office:value-type="string">
            <text:p>Requirements must be linked to design documents.</text:p>
          </table:table-cell>
        </table:table-row>
        <table:table-row>
          <table:table-cell office:value-type="string">
            <text:p>Rationale</text:p>
          </table:table-cell>
          <table:table-cell office:value-type="string">
            <text:p>Must be able to trace design to requirements.</text:p>
          </table:table-cell>
        </table:table-row>
        <table:table-row>
          <table:table-cell office:value-type="string">
            <text:p>Rejected</text:p>
          </table:table-cell>
          <table:table-cell office:value-type="string">
            <text:p>By Oliver Fields</text:p>
          </table:table-cell>
        </table:table-row>
        <table:table-row>
          <table:table-cell office:value-type="string">
            <text:p>Dependency from</text:p>
          </table:table-cell>
          <table:table-cell office:value-type="string">
            <text:list>
              <text:list-item>
                <text:p>4 Requirement repository</text:p>
              </text:list-item>
            </text:list>
          </table:table-cell>
        </table:table-row>
      </table:table>
      <text:h text:outline-level="2">4.3 Link requirements to test cases</text:h>
      <table:table>
        <table:table-column table:number-columns-repeated="2"/>
        <table:table-row>
          <table:table-cell office:value-type="string">
            <text:p>Status</text:p>
          </table:table-cell>
          <table:table-cell office:value-type="string">
            <text:p>Rejected - Not all requirements (or packages) have supporting documentation. Use reports to uncover which requirements do not have documentation and add links where appropriate.</text:p>
          </table:table-cell>
        </table:table-row>
        <table:table-row>
          <table:table-cell office:value-type="string">
            <text:p>Description</text:p>
          </table:table-cell>
          <table:table-cell office:value-type="string">
            <text:p>Requirements must be linked to test case(s).</text:p>
          </table:table-cell>
        </table:table-row>
        <table:table-row>
          <table:table-cell office:value-type="string">
            <text:p>Rationale</text:p>
          </table:table-cell>
          <table:table-cell office:value-type="string">
            <text:p>Each requirement must be testable.</text:p>
          </table:table-cell>
        </table:table-row>
        <table:table-row>
          <table:table-cell office:value-type="string">
            <text:p>Rejected</text:p>
          </table:table-cell>
          <table:table-cell office:value-type="string">
            <text:p>By Oliver Fields</text:p>
          </table:table-cell>
        </table:table-row>
        <table:table-row>
          <table:table-cell office:value-type="string">
            <text:p>Dependency from</text:p>
          </table:table-cell>
          <table:table-cell office:value-type="string">
            <text:list>
              <text:list-item>
                <text:p>4 Requirement repository</text:p>
              </text:list-item>
            </text:list>
          </table:table-cell>
        </table:table-row>
      </table:table>
      <text:h text:outline-level="2">4.4 Maintain assignmentable users and their contact details</text:h>
      <table:table>
        <table:table-column table:number-columns-repeated="2"/>
        <table:table-row>
          <table:table-cell office:value-type="string">
            <text:p>Status</text:p>
          </table:table-cell>
          <table:table-cell office:value-type="string">
            <text:p>Approved - Stakeholder functionality implemented</text:p>
          </table:table-cell>
        </table:table-row>
        <table:table-row>
          <table:table-cell office:value-type="string">
            <text:p>Description</text:p>
          </table:table-cell>
          <table:table-cell office:value-type="string">
            <text:p>Must be able to record user with their details.</text:p>
          </table:table-cell>
        </table:table-row>
        <table:table-row>
          <table:table-cell office:value-type="string">
            <text:p>Rationale</text:p>
          </table:table-cell>
          <table:table-cell office:value-type="string">
            <text:p>Important to know who is involved in developing the requirements.</text:p>
          </table:table-cell>
        </table:table-row>
        <table:table-row>
          <table:table-cell office:value-type="string">
            <text:p>Dependency from</text:p>
          </table:table-cell>
          <table:table-cell office:value-type="string">
            <text:list>
              <text:list-item>
                <text:p>4 Requirement repository</text:p>
              </text:list-item>
            </text:list>
          </table:table-cell>
        </table:table-row>
      </table:table>
      <text:h text:outline-level="2">4.5 Maintain requirement dependencies</text:h>
      <table:table>
        <table:table-column table:number-columns-repeated="2"/>
        <table:table-row>
          <table:table-cell office:value-type="string">
            <text:p>Status</text:p>
          </table:table-cell>
          <table:table-cell office:value-type="string">
            <text:p>Approved - Verified that repository supports dependency linking between requirements, requirement packages and to documents</text:p>
          </table:table-cell>
        </table:table-row>
        <table:table-row>
          <table:table-cell office:value-type="string">
            <text:p>Description</text:p>
          </table:table-cell>
          <table:table-cell office:value-type="string">
            <text:p>Must be able to record a dependency from a requirements and requirement package to another package or requirement.</text:p>
          </table:table-cell>
        </table:table-row>
        <table:table-row>
          <table:table-cell office:value-type="string">
            <text:p>Rationale</text:p>
          </table:table-cell>
          <table:table-cell office:value-type="string">
            <text:p>Dependencies are important for knowing why other requirements and packages exist.</text:p>
          </table:table-cell>
        </table:table-row>
        <table:table-row>
          <table:table-cell office:value-type="string">
            <text:p>Dependency from</text:p>
          </table:table-cell>
          <table:table-cell office:value-type="string">
            <text:list>
              <text:list-item>
                <text:p>4 Requirement repository</text:p>
              </text:list-item>
            </text:list>
          </table:table-cell>
        </table:table-row>
      </table:table>
      <text:h text:outline-level="2">4.6 Maintain requirement package</text:h>
      <table:table>
        <table:table-column table:number-columns-repeated="2"/>
        <table:table-row>
          <table:table-cell office:value-type="string">
            <text:p>Status</text:p>
          </table:table-cell>
          <table:table-cell office:value-type="string">
            <text:p>Approved - Functionality implemented and verified.</text:p>
          </table:table-cell>
        </table:table-row>
        <table:table-row>
          <table:table-cell office:value-type="string">
            <text:p>Description</text:p>
          </table:table-cell>
          <table:table-cell office:value-type="string">
            <text:p>Must be able to maintain key-values for requirement packages.</text:p>
          </table:table-cell>
        </table:table-row>
        <table:table-row>
          <table:table-cell office:value-type="string">
            <text:p>Rationale</text:p>
          </table:table-cell>
          <table:table-cell office:value-type="string">
            <text:p>Need to store this information.</text:p>
          </table:table-cell>
        </table:table-row>
        <table:table-row>
          <table:table-cell office:value-type="string">
            <text:p>Dependency from</text:p>
          </table:table-cell>
          <table:table-cell office:value-type="string">
            <text:list>
              <text:list-item>
                <text:p>4 Requirement repository</text:p>
              </text:list-item>
            </text:list>
          </table:table-cell>
        </table:table-row>
      </table:table>
      <text:h text:outline-level="2">4.7 Maintain requirements</text:h>
      <table:table>
        <table:table-column table:number-columns-repeated="2"/>
        <table:table-row>
          <table:table-cell office:value-type="string">
            <text:p>Status</text:p>
          </table:table-cell>
          <table:table-cell office:value-type="string">
            <text:p>Approved - Verified and implemented.</text:p>
          </table:table-cell>
        </table:table-row>
        <table:table-row>
          <table:table-cell office:value-type="string">
            <text:p>Description</text:p>
          </table:table-cell>
          <table:table-cell office:value-type="string">
            <text:p>Allow users to record requirements with their attributes and links to related documentation in plain text files.</text:p>
          </table:table-cell>
        </table:table-row>
        <table:table-row>
          <table:table-cell office:value-type="string">
            <text:p>Rationale</text:p>
          </table:table-cell>
          <table:table-cell office:value-type="string">
            <text:p>A requirement management system needs to store information about it's requirements.</text:p>
          </table:table-cell>
        </table:table-row>
        <table:table-row>
          <table:table-cell office:value-type="string">
            <text:p>Note</text:p>
          </table:table-cell>
          <table:table-cell office:value-type="string">
            <text:p>Use of plain text files will add some limitations to data entry, but facilitate ease of use from command line, data management and version control.</text:p>
          </table:table-cell>
        </table:table-row>
        <table:table-row>
          <table:table-cell office:value-type="string">
            <text:p>Created</text:p>
          </table:table-cell>
          <table:table-cell office:value-type="string">
            <text:p>By Oliver Fields on 2012-06-24</text:p>
          </table:table-cell>
        </table:table-row>
        <table:table-row>
          <table:table-cell office:value-type="string">
            <text:p>Assigned</text:p>
          </table:table-cell>
          <table:table-cell office:value-type="string">
            <text:p>To Oliver Fields on 2012-06-24</text:p>
          </table:table-cell>
        </table:table-row>
        <table:table-row>
          <table:table-cell office:value-type="string">
            <text:p>Dependency from</text:p>
          </table:table-cell>
          <table:table-cell office:value-type="string">
            <text:list>
              <text:list-item>
                <text:p>4 Requirement repository</text:p>
              </text:list-item>
            </text:list>
          </table:table-cell>
        </table:table-row>
      </table:table>
      <text:h text:outline-level="2">4.8 Track both approved and rejected requirements</text:h>
      <table:table>
        <table:table-column table:number-columns-repeated="2"/>
        <table:table-row>
          <table:table-cell office:value-type="string">
            <text:p>Status</text:p>
          </table:table-cell>
          <table:table-cell office:value-type="string">
            <text:p>Approved</text:p>
          </table:table-cell>
        </table:table-row>
        <table:table-row>
          <table:table-cell office:value-type="string">
            <text:p>Description</text:p>
          </table:table-cell>
          <table:table-cell office:value-type="string">
            <text:p>Must track all requirements and packages even if rejected or otherwise not approved.</text:p>
          </table:table-cell>
        </table:table-row>
        <table:table-row>
          <table:table-cell office:value-type="string">
            <text:p>Rationale</text:p>
          </table:table-cell>
          <table:table-cell office:value-type="string">
            <text:p>Rejected requirements and their reason for rejection are important to retain, so that if they are suggested later they can be looked up and explained why they where not included.</text:p>
          </table:table-cell>
        </table:table-row>
        <table:table-row>
          <table:table-cell office:value-type="string">
            <text:p>Dependency from</text:p>
          </table:table-cell>
          <table:table-cell office:value-type="string">
            <text:list>
              <text:list-item>
                <text:p>4 Requirement repository</text:p>
              </text:list-item>
            </text:list>
          </table:table-cell>
        </table:table-row>
      </table:table>
      <text:h text:outline-level="1">5 Visualize model</text:h>
      <table:table>
        <table:table-column table:number-columns-repeated="2"/>
        <table:table-row>
          <table:table-cell office:value-type="string">
            <text:p>Status</text:p>
          </table:table-cell>
          <table:table-cell office:value-type="string">
            <text:p>Elaboration</text:p>
          </table:table-cell>
        </table:table-row>
        <table:table-row>
          <table:table-cell office:value-type="string">
            <text:p>Description</text:p>
          </table:table-cell>
          <table:table-cell office:value-type="string">
            <text:p>Provide ways to visualise the repository model</text:p>
          </table:table-cell>
        </table:table-row>
        <table:table-row>
          <table:table-cell office:value-type="string">
            <text:p>Rationale</text:p>
          </table:table-cell>
          <table:table-cell office:value-type="string">
            <text:p>The more perspectives on the requirements the easier to see inconsistencies and to gain understanding</text:p>
          </table:table-cell>
        </table:table-row>
        <table:table-row>
          <table:table-cell office:value-type="string">
            <text:p>Dependency to</text:p>
          </table:table-cell>
          <table:table-cell office:value-type="string">
            <text:list>
              <text:list-item>
                <text:p>5.1 Generate requirement report</text:p>
              </text:list-item>
              <text:list-item>
                <text:p>5.2 Generate requirement traceability matrix</text:p>
              </text:list-item>
              <text:list-item>
                <text:p>5.3 Repository must be human understandable</text:p>
              </text:list-item>
            </text:list>
          </table:table-cell>
        </table:table-row>
        <table:table-row>
          <table:table-cell office:value-type="string">
            <text:p>Dependency from</text:p>
          </table:table-cell>
          <table:table-cell office:value-type="string">
            <text:list>
              <text:list-item>
                <text:p>Root</text:p>
              </text:list-item>
            </text:list>
          </table:table-cell>
        </table:table-row>
      </table:table>
      <text:h text:outline-level="2">5.1 Generate requirement report</text:h>
      <table:table>
        <table:table-column table:number-columns-repeated="2"/>
        <table:table-row>
          <table:table-cell office:value-type="string">
            <text:p>Status</text:p>
          </table:table-cell>
          <table:table-cell office:value-type="string">
            <text:p>Elaboration</text:p>
          </table:table-cell>
        </table:table-row>
        <table:table-row>
          <table:table-cell office:value-type="string">
            <text:p>Description</text:p>
          </table:table-cell>
          <table:table-cell office:value-type="string">
            <text:p>Describe repository in a document structure</text:p>
          </table:table-cell>
        </table:table-row>
        <table:table-row>
          <table:table-cell office:value-type="string">
            <text:p>Rationale</text:p>
          </table:table-cell>
          <table:table-cell office:value-type="string">
            <text:p>Ease of distribution to project members and encourage feedback through notes/amendments on the report</text:p>
          </table:table-cell>
        </table:table-row>
        <table:table-row>
          <table:table-cell office:value-type="string">
            <text:p>Dependency to</text:p>
          </table:table-cell>
          <table:table-cell office:value-type="string">
            <text:list>
              <text:list-item>
                <text:p>5.1.1 Report output formats</text:p>
              </text:list-item>
              <text:list-item>
                <text:p>5.1.2 Report structure</text:p>
              </text:list-item>
            </text:list>
          </table:table-cell>
        </table:table-row>
        <table:table-row>
          <table:table-cell office:value-type="string">
            <text:p>Dependency from</text:p>
          </table:table-cell>
          <table:table-cell office:value-type="string">
            <text:list>
              <text:list-item>
                <text:p>5 Visualize model</text:p>
              </text:list-item>
            </text:list>
          </table:table-cell>
        </table:table-row>
      </table:table>
      <text:h text:outline-level="3">5.1.1 Report output formats</text:h>
      <table:table>
        <table:table-column table:number-columns-repeated="2"/>
        <table:table-row>
          <table:table-cell office:value-type="string">
            <text:p>Status</text:p>
          </table:table-cell>
          <table:table-cell office:value-type="string">
            <text:p>Implementation</text:p>
          </table:table-cell>
        </table:table-row>
        <table:table-row>
          <table:table-cell office:value-type="string">
            <text:p>Description</text:p>
          </table:table-cell>
          <table:table-cell office:value-type="string">
            <text:p>Report must be in the following formats: pdf, odf, plain text and html.</text:p>
          </table:table-cell>
        </table:table-row>
        <table:table-row>
          <table:table-cell office:value-type="string">
            <text:p>Rationale</text:p>
          </table:table-cell>
          <table:table-cell office:value-type="string">
            <text:p>Must be easy to share requirements with stakeholder.</text:p>
          </table:table-cell>
        </table:table-row>
        <table:table-row>
          <table:table-cell office:value-type="string">
            <text:p>Dependency from</text:p>
          </table:table-cell>
          <table:table-cell office:value-type="string">
            <text:list>
              <text:list-item>
                <text:p>5.1 Generate requirement report</text:p>
              </text:list-item>
            </text:list>
          </table:table-cell>
        </table:table-row>
      </table:table>
      <text:h text:outline-level="3">5.1.2 Report structure</text:h>
      <table:table>
        <table:table-column table:number-columns-repeated="2"/>
        <table:table-row>
          <table:table-cell office:value-type="string">
            <text:p>Status</text:p>
          </table:table-cell>
          <table:table-cell office:value-type="string">
            <text:p>Implementation</text:p>
          </table:table-cell>
        </table:table-row>
        <table:table-row>
          <table:table-cell office:value-type="string">
            <text:p>Description</text:p>
          </table:table-cell>
          <table:table-cell office:value-type="string">
            <text:p>Document describing requirements must be generatable from repository.</text:p>
          </table:table-cell>
        </table:table-row>
        <table:table-row>
          <table:table-cell office:value-type="string">
            <text:p>Rationale</text:p>
          </table:table-cell>
          <table:table-cell office:value-type="string">
            <text:p>Need to share information from the repository with others that will need it in a easy to understand format.</text:p>
          </table:table-cell>
        </table:table-row>
        <table:table-row>
          <table:table-cell office:value-type="string">
            <text:p>Dependency to</text:p>
          </table:table-cell>
          <table:table-cell office:value-type="string">
            <text:list/>
          </table:table-cell>
        </table:table-row>
        <table:table-row>
          <table:table-cell office:value-type="string">
            <text:p>Dependency from</text:p>
          </table:table-cell>
          <table:table-cell office:value-type="string">
            <text:list>
              <text:list-item>
                <text:p>5.1 Generate requirement report</text:p>
              </text:list-item>
            </text:list>
          </table:table-cell>
        </table:table-row>
        <table:table-row>
          <table:table-cell office:value-type="string">
            <text:p>Design</text:p>
          </table:table-cell>
          <table:table-cell office:value-type="string">
            <text:list>
              <text:list-item>
                <text:p>design/rmtoo_requirement_report.pdf</text:p>
              </text:list-item>
            </text:list>
          </table:table-cell>
        </table:table-row>
      </table:table>
      <text:h text:outline-level="2">5.2 Generate requirement traceability matrix</text:h>
      <table:table>
        <table:table-column table:number-columns-repeated="2"/>
        <table:table-row>
          <table:table-cell office:value-type="string">
            <text:p>Status</text:p>
          </table:table-cell>
          <table:table-cell office:value-type="string">
            <text:p>Approved</text:p>
          </table:table-cell>
        </table:table-row>
        <table:table-row>
          <table:table-cell office:value-type="string">
            <text:p>Description</text:p>
          </table:table-cell>
          <table:table-cell office:value-type="string">
            <text:p>Generate requirements tracebility matrix showing how each requirement relates to use cases, design documents, code references, test cases and acceptance test cases. The matrix must clearly show what requirements are complete (i.e. have at least one trace to each of the 5 types of artifacts.</text:p>
          </table:table-cell>
        </table:table-row>
        <table:table-row>
          <table:table-cell office:value-type="string">
            <text:p>Rationale</text:p>
          </table:table-cell>
          <table:table-cell office:value-type="string">
            <text:p>To verify and validate that the project is complete each requirement must be documented to have a use case, design, code reference, test case and an acceptance test case associated with it. Reporting on progresss in terms of requirements fully made is meaningful to the customer and a requirement for doing EVM if applicable to the project.</text:p>
          </table:table-cell>
        </table:table-row>
        <table:table-row>
          <table:table-cell office:value-type="string">
            <text:p>Dependency to</text:p>
          </table:table-cell>
          <table:table-cell office:value-type="string">
            <text:list/>
          </table:table-cell>
        </table:table-row>
        <table:table-row>
          <table:table-cell office:value-type="string">
            <text:p>Dependency from</text:p>
          </table:table-cell>
          <table:table-cell office:value-type="string">
            <text:list>
              <text:list-item>
                <text:p>5 Visualize model</text:p>
              </text:list-item>
            </text:list>
          </table:table-cell>
        </table:table-row>
        <table:table-row>
          <table:table-cell office:value-type="string">
            <text:p>Design</text:p>
          </table:table-cell>
          <table:table-cell office:value-type="string">
            <text:list>
              <text:list-item>
                <text:p>design/Requirement traceability matrix.odt</text:p>
              </text:list-item>
            </text:list>
          </table:table-cell>
        </table:table-row>
      </table:table>
      <text:h text:outline-level="2">5.3 Repository must be human understandable</text:h>
      <table:table>
        <table:table-column table:number-columns-repeated="2"/>
        <table:table-row>
          <table:table-cell office:value-type="string">
            <text:p>Status</text:p>
          </table:table-cell>
          <table:table-cell office:value-type="string">
            <text:p>Approved</text:p>
          </table:table-cell>
        </table:table-row>
        <table:table-row>
          <table:table-cell office:value-type="string">
            <text:p>Description</text:p>
          </table:table-cell>
          <table:table-cell office:value-type="string">
            <text:p>Requirements and packages must be stored in a manner that is reasonably easy to understand.</text:p>
          </table:table-cell>
        </table:table-row>
        <table:table-row>
          <table:table-cell office:value-type="string">
            <text:p>Rationale</text:p>
          </table:table-cell>
          <table:table-cell office:value-type="string">
            <text:p>In case of desire or need to manage requirements without tool, the repository should be understandable by manual inspection.</text:p>
          </table:table-cell>
        </table:table-row>
        <table:table-row>
          <table:table-cell office:value-type="string">
            <text:p>Dependency from</text:p>
          </table:table-cell>
          <table:table-cell office:value-type="string">
            <text:list>
              <text:list-item>
                <text:p>5 Visualize model</text:p>
              </text:list-item>
            </text:list>
          </table:table-cell>
        </table:table-row>
      </table:table>
      <text:h text:outline-level="1">6 Technical decisions</text:h>
      <table:table>
        <table:table-column table:number-columns-repeated="2"/>
        <table:table-row>
          <table:table-cell office:value-type="string">
            <text:p>Status</text:p>
          </table:table-cell>
          <table:table-cell office:value-type="string">
            <text:p>Rejected - Not a valid requirement.</text:p>
          </table:table-cell>
        </table:table-row>
        <table:table-row>
          <table:table-cell office:value-type="string">
            <text:p>Description</text:p>
          </table:table-cell>
          <table:table-cell office:value-type="string">
            <text:p>The guiding philosophy used for development</text:p>
          </table:table-cell>
        </table:table-row>
        <table:table-row>
          <table:table-cell office:value-type="string">
            <text:p>Rationale</text:p>
          </table:table-cell>
          <table:table-cell office:value-type="string">
            <text:p>Good software has a certain style and form that guides it, this package explains what is important for this project</text:p>
          </table:table-cell>
        </table:table-row>
        <table:table-row>
          <table:table-cell office:value-type="string">
            <text:p>Rejected</text:p>
          </table:table-cell>
          <table:table-cell office:value-type="string">
            <text:p>By Oliver Fields</text:p>
          </table:table-cell>
        </table:table-row>
        <table:table-row>
          <table:table-cell office:value-type="string">
            <text:p>Dependency to</text:p>
          </table:table-cell>
          <table:table-cell office:value-type="string">
            <text:list>
              <text:list-item>
                <text:p>6.1 Data and code must be portable</text:p>
              </text:list-item>
              <text:list-item>
                <text:p>6.2 Data stored in directory structure and plain text documents</text:p>
              </text:list-item>
              <text:list-item>
                <text:p>6.3 Open source lisence</text:p>
              </text:list-item>
              <text:list-item>
                <text:p>6.4 Version control via off the shelf system</text:p>
              </text:list-item>
              <text:list-item>
                <text:p>6.5 Conventsion over configuration</text:p>
              </text:list-item>
              <text:list-item>
                <text:p>6.6 Less is more</text:p>
              </text:list-item>
            </text:list>
          </table:table-cell>
        </table:table-row>
        <table:table-row>
          <table:table-cell office:value-type="string">
            <text:p>Dependency from</text:p>
          </table:table-cell>
          <table:table-cell office:value-type="string">
            <text:list>
              <text:list-item>
                <text:p>Root</text:p>
              </text:list-item>
            </text:list>
          </table:table-cell>
        </table:table-row>
      </table:table>
      <text:h text:outline-level="2">6.1 Data and code must be portable</text:h>
      <table:table>
        <table:table-column table:number-columns-repeated="2"/>
        <table:table-row>
          <table:table-cell office:value-type="string">
            <text:p>Status</text:p>
          </table:table-cell>
          <table:table-cell office:value-type="string">
            <text:p>Postponed - More important to release than to have available on all platforms, fix this when features for initial version are complete.</text:p>
          </table:table-cell>
        </table:table-row>
        <table:table-row>
          <table:table-cell office:value-type="string">
            <text:p>Description</text:p>
          </table:table-cell>
          <table:table-cell office:value-type="string">
            <text:p>Application must be protable to Linux, Mac and Windows.</text:p>
          </table:table-cell>
        </table:table-row>
        <table:table-row>
          <table:table-cell office:value-type="string">
            <text:p>Rationale</text:p>
          </table:table-cell>
          <table:table-cell office:value-type="string">
            <text:p>Increase adoption of requirements management tools.</text:p>
          </table:table-cell>
        </table:table-row>
        <table:table-row>
          <table:table-cell office:value-type="string">
            <text:p>Dependency from</text:p>
          </table:table-cell>
          <table:table-cell office:value-type="string">
            <text:list>
              <text:list-item>
                <text:p>6 Technical decisions</text:p>
              </text:list-item>
            </text:list>
          </table:table-cell>
        </table:table-row>
      </table:table>
      <text:h text:outline-level="2">6.2 Data stored in directory structure and plain text documents</text:h>
      <table:table>
        <table:table-column table:number-columns-repeated="2"/>
        <table:table-row>
          <table:table-cell office:value-type="string">
            <text:p>Status</text:p>
          </table:table-cell>
          <table:table-cell office:value-type="string">
            <text:p>Approved</text:p>
          </table:table-cell>
        </table:table-row>
        <table:table-row>
          <table:table-cell office:value-type="string">
            <text:p>Description</text:p>
          </table:table-cell>
          <table:table-cell office:value-type="string">
            <text:p>Requirements must be stored in plain text files and directories.</text:p>
          </table:table-cell>
        </table:table-row>
        <table:table-row>
          <table:table-cell office:value-type="string">
            <text:p>Rationale</text:p>
          </table:table-cell>
          <table:table-cell office:value-type="string">
            <text:p>Regular files are portable, maintainable from command line tools and work with off the shelf version control tools. Requirements repository can deployed and maintained along side regular code base, close to developers.</text:p>
          </table:table-cell>
        </table:table-row>
        <table:table-row>
          <table:table-cell office:value-type="string">
            <text:p>Dependency to</text:p>
          </table:table-cell>
          <table:table-cell office:value-type="string">
            <text:list/>
          </table:table-cell>
        </table:table-row>
        <table:table-row>
          <table:table-cell office:value-type="string">
            <text:p>Dependency from</text:p>
          </table:table-cell>
          <table:table-cell office:value-type="string">
            <text:list>
              <text:list-item>
                <text:p>6 Technical decisions</text:p>
              </text:list-item>
            </text:list>
          </table:table-cell>
        </table:table-row>
        <table:table-row>
          <table:table-cell office:value-type="string">
            <text:p>Design</text:p>
          </table:table-cell>
          <table:table-cell office:value-type="string">
            <text:list>
              <text:list-item>
                <text:p>design/Repository structure.odt</text:p>
              </text:list-item>
            </text:list>
          </table:table-cell>
        </table:table-row>
      </table:table>
      <text:h text:outline-level="2">6.3 Open source lisence</text:h>
      <table:table>
        <table:table-column table:number-columns-repeated="2"/>
        <table:table-row>
          <table:table-cell office:value-type="string">
            <text:p>Status</text:p>
          </table:table-cell>
          <table:table-cell office:value-type="string">
            <text:p>Implementation</text:p>
          </table:table-cell>
        </table:table-row>
        <table:table-row>
          <table:table-cell office:value-type="string">
            <text:p>Description</text:p>
          </table:table-cell>
          <table:table-cell office:value-type="string">
            <text:p>Must be released using open source license.</text:p>
          </table:table-cell>
        </table:table-row>
        <table:table-row>
          <table:table-cell office:value-type="string">
            <text:p>Rationale</text:p>
          </table:table-cell>
          <table:table-cell office:value-type="string">
            <text:p>Because it is the right thing to do!</text:p>
          </table:table-cell>
        </table:table-row>
        <table:table-row>
          <table:table-cell office:value-type="string">
            <text:p>Dependency from</text:p>
          </table:table-cell>
          <table:table-cell office:value-type="string">
            <text:list>
              <text:list-item>
                <text:p>6 Technical decisions</text:p>
              </text:list-item>
            </text:list>
          </table:table-cell>
        </table:table-row>
      </table:table>
      <text:h text:outline-level="2">6.4 Version control via off the shelf system</text:h>
      <table:table>
        <table:table-column table:number-columns-repeated="2"/>
        <table:table-row>
          <table:table-cell office:value-type="string">
            <text:p>Status</text:p>
          </table:table-cell>
          <table:table-cell office:value-type="string">
            <text:p>Approved</text:p>
          </table:table-cell>
        </table:table-row>
        <table:table-row>
          <table:table-cell office:value-type="string">
            <text:p>Description</text:p>
          </table:table-cell>
          <table:table-cell office:value-type="string">
            <text:p>Must be able to use off the shelf version control.</text:p>
          </table:table-cell>
        </table:table-row>
        <table:table-row>
          <table:table-cell office:value-type="string">
            <text:p>Rationale</text:p>
          </table:table-cell>
          <table:table-cell office:value-type="string">
            <text:p>In keeping with unix one tool one purpose, the Application has focus on being good at requirements management, version control is a different beast.</text:p>
          </table:table-cell>
        </table:table-row>
        <table:table-row>
          <table:table-cell office:value-type="string">
            <text:p>Dependency from</text:p>
          </table:table-cell>
          <table:table-cell office:value-type="string">
            <text:list>
              <text:list-item>
                <text:p>6 Technical decisions</text:p>
              </text:list-item>
            </text:list>
          </table:table-cell>
        </table:table-row>
      </table:table>
      <text:h text:outline-level="2">6.5 Conventsion over configuration</text:h>
      <table:table>
        <table:table-column table:number-columns-repeated="2"/>
        <table:table-row>
          <table:table-cell office:value-type="string">
            <text:p>Status</text:p>
          </table:table-cell>
          <table:table-cell office:value-type="string">
            <text:p>Rejected - This is a desicsion that is defined in the Technical design specification</text:p>
          </table:table-cell>
        </table:table-row>
        <table:table-row>
          <table:table-cell office:value-type="string">
            <text:p>Description</text:p>
          </table:table-cell>
          <table:table-cell office:value-type="string">
            <text:p>Prefer conventsion over configuration.</text:p>
          </table:table-cell>
        </table:table-row>
        <table:table-row>
          <table:table-cell office:value-type="string">
            <text:p>Rationale</text:p>
          </table:table-cell>
          <table:table-cell office:value-type="string">
            <text:p>The application should be opinionated and make as many assumptions as possible without loosing flexibility, this will save time spesifiying and configuring.</text:p>
          </table:table-cell>
        </table:table-row>
        <table:table-row>
          <table:table-cell office:value-type="string">
            <text:p>Rejected</text:p>
          </table:table-cell>
          <table:table-cell office:value-type="string">
            <text:p>By Oliver Fields</text:p>
          </table:table-cell>
        </table:table-row>
        <table:table-row>
          <table:table-cell office:value-type="string">
            <text:p>Dependency from</text:p>
          </table:table-cell>
          <table:table-cell office:value-type="string">
            <text:list>
              <text:list-item>
                <text:p>6 Technical decisions</text:p>
              </text:list-item>
            </text:list>
          </table:table-cell>
        </table:table-row>
      </table:table>
      <text:h text:outline-level="2">6.6 Less is more</text:h>
      <table:table>
        <table:table-column table:number-columns-repeated="2"/>
        <table:table-row>
          <table:table-cell office:value-type="string">
            <text:p>Status</text:p>
          </table:table-cell>
          <table:table-cell office:value-type="string">
            <text:p>Rejected - This is a desicsion that is defined in the Technical design specification</text:p>
          </table:table-cell>
        </table:table-row>
        <table:table-row>
          <table:table-cell office:value-type="string">
            <text:p>Description</text:p>
          </table:table-cell>
          <table:table-cell office:value-type="string">
            <text:p>The application must do the bare minimum.</text:p>
          </table:table-cell>
        </table:table-row>
        <table:table-row>
          <table:table-cell office:value-type="string">
            <text:p>Rationale</text:p>
          </table:table-cell>
          <table:table-cell office:value-type="string">
            <text:p>The application should be focused on solving problems directly involved in requirements management.</text:p>
          </table:table-cell>
        </table:table-row>
        <table:table-row>
          <table:table-cell office:value-type="string">
            <text:p>Rejected</text:p>
          </table:table-cell>
          <table:table-cell office:value-type="string">
            <text:p>By Oliver Fields</text:p>
          </table:table-cell>
        </table:table-row>
        <table:table-row>
          <table:table-cell office:value-type="string">
            <text:p>Dependency from</text:p>
          </table:table-cell>
          <table:table-cell office:value-type="string">
            <text:list>
              <text:list-item>
                <text:p>6 Technical decisions</text:p>
              </text:list-item>
            </text:list>
          </table:table-cell>
        </table:table-row>
      </table:table>
      <text:h text:outline-level="1">7 Data import and export</text:h>
      <table:table>
        <table:table-column table:number-columns-repeated="2"/>
        <table:table-row>
          <table:table-cell office:value-type="string">
            <text:p>Status</text:p>
          </table:table-cell>
          <table:table-cell office:value-type="string">
            <text:p>Elaboration</text:p>
          </table:table-cell>
        </table:table-row>
        <table:table-row>
          <table:table-cell office:value-type="string">
            <text:p>Description</text:p>
          </table:table-cell>
          <table:table-cell office:value-type="string">
            <text:p>Allow easy import of initial requirements structure from helpful tools. Only inital import needs be supported, importing into an existing repository does not need to be done at this stage.</text:p>
          </table:table-cell>
        </table:table-row>
        <table:table-row>
          <table:table-cell office:value-type="string">
            <text:p>Rationale</text:p>
          </table:table-cell>
          <table:table-cell office:value-type="string">
            <text:p>Often requirements start out as mind maps or spreadsheets before they make their way into reqy. Importing these inital requirements should be easy to encourage users.</text:p>
          </table:table-cell>
        </table:table-row>
        <table:table-row>
          <table:table-cell office:value-type="string">
            <text:p>Dependency to</text:p>
          </table:table-cell>
          <table:table-cell office:value-type="string">
            <text:list>
              <text:list-item>
                <text:p>7.1 Export requirements to taskjuggler tasks</text:p>
              </text:list-item>
              <text:list-item>
                <text:p>7.2 Import requirements from csv</text:p>
              </text:list-item>
              <text:list-item>
                <text:p>7.3 Import requirements from freemind mind map</text:p>
              </text:list-item>
            </text:list>
          </table:table-cell>
        </table:table-row>
        <table:table-row>
          <table:table-cell office:value-type="string">
            <text:p>Dependency from</text:p>
          </table:table-cell>
          <table:table-cell office:value-type="string">
            <text:list>
              <text:list-item>
                <text:p>Root</text:p>
              </text:list-item>
            </text:list>
          </table:table-cell>
        </table:table-row>
      </table:table>
      <text:h text:outline-level="2">7.1 Export requirements to taskjuggler tasks</text:h>
      <table:table>
        <table:table-column table:number-columns-repeated="2"/>
        <table:table-row>
          <table:table-cell office:value-type="string">
            <text:p>Status</text:p>
          </table:table-cell>
          <table:table-cell office:value-type="string">
            <text:p>Postponed - Not critical at this stage.</text:p>
          </table:table-cell>
        </table:table-row>
        <table:table-row>
          <table:table-cell office:value-type="string">
            <text:p>Description</text:p>
          </table:table-cell>
          <table:table-cell office:value-type="string">
            <text:p>Requirements and package hiearchy must be exportable as Task Juggler tasks and sub tasks.</text:p>
          </table:table-cell>
        </table:table-row>
        <table:table-row>
          <table:table-cell office:value-type="string">
            <text:p>Rationale</text:p>
          </table:table-cell>
          <table:table-cell office:value-type="string">
            <text:p>Requirements sole purpose is to guide a project, however scheduling the project is not a task for the requirements management tool, this is better done by specialized applications such as Task Juggler.</text:p>
          </table:table-cell>
        </table:table-row>
        <table:table-row>
          <table:table-cell office:value-type="string">
            <text:p>Dependency from</text:p>
          </table:table-cell>
          <table:table-cell office:value-type="string">
            <text:list>
              <text:list-item>
                <text:p>7 Data import and export</text:p>
              </text:list-item>
            </text:list>
          </table:table-cell>
        </table:table-row>
      </table:table>
      <text:h text:outline-level="2">7.2 Import requirements from csv</text:h>
      <table:table>
        <table:table-column table:number-columns-repeated="2"/>
        <table:table-row>
          <table:table-cell office:value-type="string">
            <text:p>Status</text:p>
          </table:table-cell>
          <table:table-cell office:value-type="string">
            <text:p>Postponed - Not critical to first release.</text:p>
          </table:table-cell>
        </table:table-row>
        <table:table-row>
          <table:table-cell office:value-type="string">
            <text:p>Description</text:p>
          </table:table-cell>
          <table:table-cell office:value-type="string">
            <text:p>Requirements and packages must be able to be imported from a CSV file.</text:p>
          </table:table-cell>
        </table:table-row>
        <table:table-row>
          <table:table-cell office:value-type="string">
            <text:p>Rationale</text:p>
          </table:table-cell>
          <table:table-cell office:value-type="string">
            <text:p>Makes it easier for non command line people to submit their requirements.</text:p>
          </table:table-cell>
        </table:table-row>
        <table:table-row>
          <table:table-cell office:value-type="string">
            <text:p>Dependency from</text:p>
          </table:table-cell>
          <table:table-cell office:value-type="string">
            <text:list>
              <text:list-item>
                <text:p>7 Data import and export</text:p>
              </text:list-item>
            </text:list>
          </table:table-cell>
        </table:table-row>
      </table:table>
      <text:h text:outline-level="2">7.3 Import requirements from freemind mind map</text:h>
      <table:table>
        <table:table-column table:number-columns-repeated="2"/>
        <table:table-row>
          <table:table-cell office:value-type="string">
            <text:p>Status</text:p>
          </table:table-cell>
          <table:table-cell office:value-type="string">
            <text:p>Postponed - Not critical to first release.</text:p>
          </table:table-cell>
        </table:table-row>
        <table:table-row>
          <table:table-cell office:value-type="string">
            <text:p>Description</text:p>
          </table:table-cell>
          <table:table-cell office:value-type="string">
            <text:p>Requirements and packages must be able to be imported from a freemind mind map(.mm) file.</text:p>
          </table:table-cell>
        </table:table-row>
        <table:table-row>
          <table:table-cell office:value-type="string">
            <text:p>Rationale</text:p>
          </table:table-cell>
          <table:table-cell office:value-type="string">
            <text:p>Makes it easier for non command line people to submit their requirements.</text:p>
          </table:table-cell>
        </table:table-row>
        <table:table-row>
          <table:table-cell office:value-type="string">
            <text:p>Created</text:p>
          </table:table-cell>
          <table:table-cell office:value-type="string">
            <text:p>By Oliver Fields on 2012-05-11</text:p>
          </table:table-cell>
        </table:table-row>
        <table:table-row>
          <table:table-cell office:value-type="string">
            <text:p>Assigned</text:p>
          </table:table-cell>
          <table:table-cell office:value-type="string">
            <text:p>To Oliver Fields</text:p>
          </table:table-cell>
        </table:table-row>
        <table:table-row>
          <table:table-cell office:value-type="string">
            <text:p>Dependency from</text:p>
          </table:table-cell>
          <table:table-cell office:value-type="string">
            <text:list>
              <text:list-item>
                <text:p>7 Data import and export</text:p>
              </text:list-item>
            </text:list>
          </table:table-cell>
        </table:table-row>
      </table:table>
    </office:text>
  </office:body>
</office:document-content>
</file>

<file path=styles.xml><?xml version="1.0" encoding="utf-8"?>
<office:document-styles xmlns:text="urn:oasis:names:tc:opendocument:xmlns:text:1.0" xmlns:table="urn:oasis:names:tc:opendocument:xmlns:table:1.0" xmlns:office="urn:oasis:names:tc:opendocument:xmlns:office:1.0" xmlns:manifest="urn:oasis:names:tc:opendocument:xmlns:manifest:1.0" xmlns:meta="urn:oasis:names:tc:opendocument:xmlns:meta:1.0" office:version="1.1">
  <office:styles/>
  <office:automatic-styles/>
</office:document-styles>
</file>

<file path=meta.xml><?xml version="1.0" encoding="utf-8"?>
<office:document-meta xmlns:table="urn:oasis:names:tc:opendocument:xmlns:ta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office:version="1.1">
  <office:meta>
    <meta:generator>ODFPY/0.9.4</meta:generator>
  </office:meta>
</office:document-meta>
</file>